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A000000FA6487DEE038FC7164.jpg" manifest:media-type="image/jpeg"/>
  <manifest:file-entry manifest:full-path="Pictures/100002010000002F00000006365F22FE4BE757FA.png" manifest:media-type="image/png"/>
  <manifest:file-entry manifest:full-path="Pictures/10000201000004B00000001E2CE33E609EB92E5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2.166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1.625in"/>
    </style:style>
    <style:style style:name="Table5.D" style:family="table-column">
      <style:table-column-properties style:column-width="1.624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1.625in"/>
    </style:style>
    <style:style style:name="Table6.D" style:family="table-column">
      <style:table-column-properties style:column-width="1.624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.139in" fo:margin-bottom="0in" loext:contextual-spacing="false" fo:line-height="125%" fo:padding="0in" fo:border="none"/>
      <style:text-properties style:font-name="Proxima Nova" style:font-name-asian="Proxima Nova1" style:font-name-complex="Proxima Nova1"/>
    </style:style>
    <style:style style:name="P4" style:family="paragraph" style:parent-style-name="Standard">
      <style:paragraph-properties fo:margin-top="0.139in" fo:margin-bottom="2.5in" loext:contextual-spacing="false" fo:line-height="100%" fo:padding="0in" fo:border="none"/>
    </style:style>
    <style:style style:name="P5" style:family="paragraph" style:parent-style-name="Standard">
      <style:paragraph-properties fo:padding="0in" fo:border="none"/>
    </style:style>
    <style:style style:name="P6" style:family="paragraph" style:parent-style-name="Standard">
      <style:paragraph-properties fo:padding="0in" fo:border="none"/>
      <style:text-properties fo:font-size="16pt" style:font-size-asian="16pt" style:font-size-complex="16pt"/>
    </style:style>
    <style:style style:name="P7" style:family="paragraph" style:parent-style-name="Standard">
      <style:paragraph-properties fo:line-height="125%" fo:padding="0in" fo:border="none"/>
    </style:style>
    <style:style style:name="P8" style:family="paragraph" style:parent-style-name="Standard">
      <style:paragraph-properties fo:text-align="end" style:justify-single-word="false" fo:padding="0in" fo:border="non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6pt" style:font-size-asian="16pt" style:font-size-complex="16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4pt" style:font-size-asian="14pt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13" style:family="paragraph" style:parent-style-name="Standard">
      <style:paragraph-properties fo:margin-top="0in" fo:margin-bottom="0in" loext:contextual-spacing="false" fo:line-height="100%" fo:orphans="0" fo:widows="0"/>
      <style:text-properties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fo:font-size="14pt" style:font-size-asian="14pt" style:font-size-complex="14pt"/>
    </style:style>
    <style:style style:name="P15" style:family="paragraph" style:parent-style-name="Standard">
      <style:paragraph-properties fo:margin-top="0.4445in" fo:margin-bottom="0in" loext:contextual-spacing="false" fo:line-height="125%" fo:padding="0in" fo:border="none"/>
    </style:style>
    <style:style style:name="P16" style:family="paragraph" style:parent-style-name="Standard">
      <style:paragraph-properties fo:margin-top="0.4445in" fo:margin-bottom="0in" loext:contextual-spacing="false" fo:line-height="100%" fo:text-align="end" style:justify-single-word="false" fo:padding="0in" fo:border="none"/>
    </style:style>
    <style:style style:name="P17" style:family="paragraph" style:parent-style-name="Title" style:master-page-name="First_20_Page">
      <style:paragraph-properties style:page-number="auto" fo:padding="0in" fo:border="none"/>
    </style:style>
    <style:style style:name="T1" style:family="text">
      <style:text-properties fo:color="#039be5" fo:font-size="36pt" fo:font-weight="normal" style:font-size-asian="36pt" style:font-weight-asian="normal" style:font-size-complex="36pt"/>
    </style:style>
    <style:style style:name="T2" style:family="text">
      <style:text-properties fo:color="#404040" style:font-name="Proxima Nova" fo:font-size="48pt" fo:font-weight="bold" style:font-name-asian="Proxima Nova1" style:font-size-asian="48pt" style:font-weight-asian="bold" style:font-name-complex="Proxima Nova1" style:font-size-complex="48pt"/>
    </style:style>
    <style:style style:name="T3" style:family="text">
      <style:text-properties fo:color="#404040" style:font-name="Proxima Nova" fo:font-size="47.5pt" fo:font-weight="bold" style:font-name-asian="Proxima Nova1" style:font-size-asian="47.5pt" style:font-weight-asian="bold" style:font-name-complex="Proxima Nova1" style:font-size-complex="47.5pt"/>
    </style:style>
    <style:style style:name="T4" style:family="text">
      <style:text-properties fo:font-size="47.5pt" style:font-size-asian="47.5pt" style:font-size-complex="47.5pt"/>
    </style:style>
    <style:style style:name="T5" style:family="text">
      <style:text-properties style:font-name="Proxima Nova" fo:font-size="36pt" style:font-name-asian="Proxima Nova1" style:font-size-asian="36pt" style:font-name-complex="Proxima Nova1" style:font-size-complex="3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fo:color="#666666" fo:font-size="10pt" style:font-size-asian="10pt" style:font-size-complex="10pt"/>
    </style:style>
    <style:style style:name="T9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oft-page-break/><text:span text:style-name="T1">Rapport de ronde</text:span><text:span text:style-name="T2"><text:line-break/></text:span><text:span text:style-name="T4">Nom de l’entreprise</text:span></text:p>
      <text:p text:style-name="P4"><draw:frame draw:style-name="fr1" draw:name="image4.png" text:anchor-type="as-char" svg:width="0.4898in" svg:height="0.0626in" draw:z-index="0"><draw:image xlink:href="Pictures/100002010000002F00000006365F22FE4BE757FA.png" xlink:type="simple" xlink:show="embed" xlink:actuate="onLoad" loext:mime-type="image/png"/><svg:desc>ligne courte</svg:desc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pan text:style-name="T6">Les Rondes ont été effectué dû JJ/MM/AAAA au JJ/MM/AAAA.</text:span></text:p>
      <text:p text:style-name="P6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9"><text:span text:style-name="T7">Agent</text:span></text:p>
          </table:table-cell>
          <table:table-cell table:style-name="Table1.A1" office:value-type="string">
            <text:p text:style-name="P9"><text:span text:style-name="T7">Anomalie</text:span></text:p>
          </table:table-cell>
          <table:table-cell table:style-name="Table1.A1" office:value-type="string">
            <text:p text:style-name="P9"><text:span text:style-name="T7">Nombre de retard</text:span>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6"/>
      <text:p text:style-name="P3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Standard"><text:span text:style-name="T6">Les Rondes ont été effectué à partir du JJ/MM/AAAA</text:span></text:p>
      <text:p text:style-name="P1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2"><text:span text:style-name="T7">Agent</text:span></text:p>
          </table:table-cell>
          <table:table-cell table:style-name="Table2.A1" office:value-type="string">
            <text:p text:style-name="P12"><text:span text:style-name="T7">Anomalie</text:span></text:p>
          </table:table-cell>
          <table:table-cell table:style-name="Table2.A1" office:value-type="string">
            <text:p text:style-name="P12"><text:span text:style-name="T7">Nombre de retard</text:span>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1"/>
      <text:p text:style-name="Standard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Standard"><text:span text:style-name="T6">Les Rondes ont été effectué jusqu’au JJ/MM/AAAA</text:span></text:p>
      <text:p text:style-name="P1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12"><text:span text:style-name="T7">Agent</text:span></text:p>
          </table:table-cell>
          <table:table-cell table:style-name="Table3.A1" office:value-type="string">
            <text:p text:style-name="P12"><text:span text:style-name="T7">Anomalie</text:span></text:p>
          </table:table-cell>
          <table:table-cell table:style-name="Table3.A1" office:value-type="string">
            <text:p text:style-name="P12"><text:span text:style-name="T7">Nombre de retard</text:span></text:p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<text:span text:style-name="T6">Les Rondes ont été effectué par l’agent …….</text:span></text:p>
      <text:p text:style-name="P1"/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12"><text:span text:style-name="T7">Date</text:span></text:p>
          </table:table-cell>
          <table:table-cell table:style-name="Table4.A1" office:value-type="string">
            <text:p text:style-name="P12"><text:span text:style-name="T7">Anomalie</text:span></text:p>
          </table:table-cell>
          <table:table-cell table:style-name="Table4.A1" office:value-type="string">
            <text:p text:style-name="P12"><text:span text:style-name="T7">Nombre de retard</text:span></text:p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">Rapport de ronde effectuer</text:span></text:p>
      <text:p text:style-name="P1"/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office:value-type="string">
            <text:p text:style-name="P12"><text:span text:style-name="T7">Agent</text:span></text:p>
          </table:table-cell>
          <table:table-cell table:style-name="Table5.A1" office:value-type="string">
            <text:p text:style-name="P12"><text:span text:style-name="T7">Date</text:span></text:p>
          </table:table-cell>
          <table:table-cell table:style-name="Table5.A1" office:value-type="string">
            <text:p text:style-name="P12"><text:span text:style-name="T7">Anomalie</text:span></text:p>
          </table:table-cell>
          <table:table-cell table:style-name="Table5.A1" office:value-type="string">
            <text:p text:style-name="P12"><text:span text:style-name="T7">Nombre de retard</text:span></text:p>
          </table:table-cell>
        </table:table-row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bookmark text:name="_4re0t1ekovnk"/>Anomalie </text:p>
      <text:p text:style-name="Standard"/>
      <text:p text:style-name="Standard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9"><text:span text:style-name="T7">Date</text:span></text:p>
          </table:table-cell>
          <table:table-cell table:style-name="Table6.A1" office:value-type="string">
            <text:p text:style-name="P9"><text:span text:style-name="T7">Agent</text:span></text:p>
          </table:table-cell>
          <table:table-cell table:style-name="Table6.A1" office:value-type="string">
            <text:p text:style-name="P9"><text:span text:style-name="T7">Commentaire</text:span></text:p>
          </table:table-cell>
          <table:table-cell table:style-name="Table6.A1" office:value-type="string">
            <text:p text:style-name="P9"><text:span text:style-name="T7">Image</text:span></text:p>
          </table:table-cell>
        </table:table-row>
        <table:table-row table:style-name="Table6.1"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</table:table-row>
        <table:table-row table:style-name="Table6.1"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fr" fo:country="FR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roxima Nova" fo:font-size="11pt" fo:language="fr" fo:country="FR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keep-together="always" fo:keep-with-next="always"/>
      <style:text-properties fo:color="#039be5" fo:font-size="18pt" style:font-size-asian="18pt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  <style:text-properties fo:color="#e61a17"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008a05"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1in" fo:margin-bottom="0in" loext:contextual-spacing="false" fo:line-height="100%" fo:keep-together="always" fo:keep-with-next="always"/>
      <style:text-properties fo:color="#404040" style:font-name="Proxima Nova" fo:font-family="'Proxima Nova'" style:font-family-generic="roman" style:font-pitch="variable" fo:font-size="48pt" fo:font-weight="bold" style:font-name-asian="Proxima Nova1" style:font-family-asian="'Proxima Nova'" style:font-family-generic-asian="system" style:font-pitch-asian="variable" style:font-size-asian="48pt" style:font-weight-asian="bold" style:font-name-complex="Proxima Nova1" style:font-family-complex="'Proxima Nova'" style:font-family-generic-complex="system" style:font-pitch-complex="variable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font-size="16pt" style:font-size-asian="16pt" style:font-size-complex="16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4445in" fo:margin-bottom="0in" loext:contextual-spacing="false" fo:line-height="125%" fo:padding="0in" fo:border="none"/>
    </style:style>
    <style:style style:name="MP2" style:family="paragraph" style:parent-style-name="Standard">
      <style:paragraph-properties fo:line-height="125%" fo:padding="0in" fo:border="none"/>
    </style:style>
    <style:style style:name="MP3" style:family="paragraph" style:parent-style-name="Standard">
      <style:paragraph-properties fo:text-align="end" style:justify-single-word="false" fo:padding="0in" fo:border="none"/>
    </style:style>
    <style:style style:name="MP4" style:family="paragraph" style:parent-style-name="Standard">
      <style:paragraph-properties fo:margin-top="0.4445in" fo:margin-bottom="0in" loext:contextual-spacing="false" fo:line-height="100%" fo:text-align="end" style:justify-single-word="false" fo:padding="0in" fo:border="non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color="#666666" fo:font-size="10pt" style:font-size-asian="10pt" style:font-size-complex="10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m de l’entreprise</text:span><draw:frame draw:style-name="Mfr1" draw:name="image3.png" text:anchor-type="char" svg:x="-1in" svg:y="-0.0728in" svg:width="8.5102in" svg:height="0.1043in" draw:z-index="16"><draw:image xlink:href="Pictures/10000201000004B00000001E2CE33E609EB92E50.png" xlink:type="simple" xlink:show="embed" xlink:actuate="onLoad" loext:mime-type="image/png"/><svg:desc>ligne horizontale</svg:desc></draw:frame><draw:frame draw:style-name="Mfr1" draw:name="Image1" text:anchor-type="char" svg:x="-1.0047in" svg:y="-0.0728in" svg:width="8.5102in" svg:height="0.1043in" draw:z-index="11"><draw:image xlink:href="Pictures/10000201000004B00000001E2CE33E609EB92E50.png" xlink:type="simple" xlink:show="embed" xlink:actuate="onLoad" loext:mime-type="image/png"/><svg:desc>horizontal line</svg:desc></draw:frame></text:p>
        <text:p text:style-name="MP2"><draw:frame draw:style-name="Mfr2" draw:name="image1.png" text:anchor-type="as-char" svg:width="0.4898in" svg:height="0.0626in" draw:z-index="21"><draw:image xlink:href="Pictures/100002010000002F00000006365F22FE4BE757FA.png" xlink:type="simple" xlink:show="embed" xlink:actuate="onLoad" loext:mime-type="image/png"/><svg:desc>ligne courte</svg:desc></draw:frame></text:p>
      </style:header>
      <style:footer>
        <text:p text:style-name="MP3"><text:page-number text:select-page="current">5</text:page-number><draw:frame draw:style-name="Mfr1" draw:name="Image3" text:anchor-type="char" svg:x="-1in" svg:y="0.4791in" svg:width="8.5102in" svg:height="0.448in" draw:z-index="5"><draw:image xlink:href="Pictures/10000201000004B00000001E2CE33E609EB92E50.png" xlink:type="simple" xlink:show="embed" xlink:actuate="onLoad" loext:mime-type="image/png"/><svg:desc>pied de page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4"><text:tab/><text:tab/><text:tab/><text:tab/><text:tab/><text:tab/><text:tab/><text:tab/><text:tab/><text:tab/><text:tab/><draw:frame draw:style-name="Mfr2" draw:name="image2.jpg" text:anchor-type="as-char" svg:width="1.1819in" svg:height="1.1819in" draw:z-index="22"><draw:image xlink:href="Pictures/10000000000000FA000000FA6487DEE038FC7164.jpg" xlink:type="simple" xlink:show="embed" xlink:actuate="onLoad" loext:mime-type="image/jpeg"/></draw:frame><draw:frame draw:style-name="Mfr1" draw:name="Image2" text:anchor-type="char" svg:x="-1.0047in" svg:y="-0.0728in" svg:width="8.5102in" svg:height="0.1043in" draw:z-index="6"><draw:image xlink:href="Pictures/10000201000004B00000001E2CE33E609EB92E50.png" xlink:type="simple" xlink:show="embed" xlink:actuate="onLoad" loext:mime-type="image/png"/><svg:desc>ligne horizontale</svg:desc></draw:frame></text:p>
      </style:header>
      <style:footer>
        <text:p text:style-name="MP5"><draw:frame draw:style-name="Mfr1" draw:name="Image4" text:anchor-type="char" svg:x="-1in" svg:y="0.4791in" svg:width="8.5102in" svg:height="0.448in" draw:z-index="0"><draw:image xlink:href="Pictures/10000201000004B00000001E2CE33E609EB92E50.png" xlink:type="simple" xlink:show="embed" xlink:actuate="onLoad" loext:mime-type="image/png"/><svg:desc>pied de page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8" meta:object-count="0" meta:page-count="7" meta:paragraph-count="32" meta:word-count="78" meta:character-count="471" meta:non-whitespace-character-count="410"/>
    <meta:generator>LibreOfficeDev/6.0.5.2$Linux_X86_64 LibreOffice_project/</meta:generator>
  </office:meta>
</office:document-meta>
</file>